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779">
      <style:table-properties style:writing-mode="lr-tb"/>
    </style:style>
    <style:style style:family="paragraph" style:name="a830">
      <style:paragraph-properties fo:text-align="center"/>
    </style:style>
    <style:style style:family="table-cell" style:name="a832">
      <style:table-cell-properties style:vertical-align="middle" fo:background-color="#ffffff" fo:border-top="0.01389in solid #ffffff" fo:padding-top="0.05in" fo:padding-bottom="0.05in" fo:padding-left="0.1in" fo:padding-right="0.1in"/>
      <style:paragraph-properties style:writing-mode="lr-tb"/>
    </style:style>
    <style:style style:family="text" style:name="a833">
      <style:text-properties fo:font-family="Century Schoolbook" style:font-family-asian="Century Schoolbook" style:font-family-complex="Century Schoolbook" fo:font-size="0.27778in" style:font-size-asian="0.27778in" style:font-size-complex="0.27778in" fo:language="en" fo:country="US"/>
    </style:style>
    <style:style style:family="paragraph" style:name="a834">
      <style:paragraph-properties fo:text-align="center"/>
    </style:style>
    <style:style style:family="table-cell" style:name="a836">
      <style:table-cell-properties style:vertical-align="middle" fo:background-color="#ffffff" fo:border-top="0.01389in solid #ffffff" fo:padding-top="0.05in" fo:padding-bottom="0.05in" fo:padding-left="0.1in" fo:padding-right="0.1in"/>
      <style:paragraph-properties style:writing-mode="lr-tb"/>
    </style:style>
    <style:style style:family="drawing-page" style:name="a7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color="#000000" fo:font-family="Century Schoolbook" style:font-family-asian="Century Schoolbook" style:font-family-complex="Century Schoolbook" fo:font-size="0.27778in" style:font-size-asian="0.27778in" style:font-size-complex="0.27778in" fo:language="en" fo:country="US"/>
    </style:style>
    <style:style style:family="paragraph" style:name="a7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text-align="center"/>
    </style:style>
    <style:style style:family="table-cell" style:name="a813">
      <style:table-cell-properties style:vertical-align="middle" fo:background-color="#7dd0da" fo:border-top="0.01389in solid #ffffff" fo:border-bottom="0.01389in solid #ffffff" fo:padding-top="0.05in" fo:padding-bottom="0.05in" fo:padding-left="0.1in" fo:padding-right="0.1in"/>
      <style:paragraph-properties style:writing-mode="lr-tb"/>
    </style:style>
    <style:style style:family="text" style:name="a814">
      <style:text-properties fo:font-family="Century Schoolbook" style:font-family-asian="Century Schoolbook" style:font-family-complex="Century Schoolbook" fo:font-size="0.27778in" style:font-size-asian="0.27778in" style:font-size-complex="0.27778in" fo:language="en" fo:country="US"/>
    </style:style>
    <style:style style:family="text" style:name="a815">
      <style:text-properties style:text-position="0% 100%" fo:font-family="Century Schoolbook" style:font-family-asian="Century Schoolbook" style:font-family-complex="Century Schoolbook" fo:font-size="0.27778in" style:font-size-asian="0.27778in" style:font-size-complex="0.27778in" fo:language="en" fo:country="US"/>
    </style:style>
    <style:style style:family="text" style:name="a816">
      <style:text-properties fo:font-family="Century Schoolbook" style:font-family-asian="Century Schoolbook" style:font-family-complex="Century Schoolbook" fo:font-size="0.27778in" style:font-size-asian="0.27778in" style:font-size-complex="0.27778in" fo:language="en" fo:country="US"/>
    </style:style>
    <style:style style:family="paragraph" style:name="a817">
      <style:paragraph-properties fo:text-align="center"/>
    </style:style>
    <style:style style:family="table-cell" style:name="a819">
      <style:table-cell-properties style:vertical-align="middle" fo:background-color="#bdd7ee" fo:border-top="0.01389in solid #ffffff" fo:border-bottom="0.01389in solid #ffffff" fo:padding-top="0.05in" fo:padding-bottom="0.05in" fo:padding-left="0.1in" fo:padding-right="0.1in"/>
      <style:paragraph-properties style:writing-mode="lr-tb"/>
    </style:style>
    <style:style style:family="table-column" style:name="a780">
      <style:table-column-properties style:column-width="2.40807in"/>
    </style:style>
    <style:style style:family="table-column" style:name="a781">
      <style:table-column-properties style:column-width="2.61093in"/>
    </style:style>
    <style:style style:family="table-column" style:name="a782">
      <style:table-column-properties style:column-width="2.40558in"/>
    </style:style>
    <style:style style:family="table-row" style:name="a783">
      <style:table-row-properties style:row-height="0.46246in"/>
    </style:style>
    <style:style style:family="text" style:name="a784">
      <style:text-properties fo:font-family="Century Schoolbook" style:font-family-asian="Century Schoolbook" style:font-family-complex="Century Schoolbook" fo:font-size="0.27778in" style:font-size-asian="0.27778in" style:font-size-complex="0.27778in" fo:language="en" fo:country="US"/>
    </style:style>
    <style:style style:family="paragraph" style:name="a785">
      <style:paragraph-properties fo:text-align="center"/>
    </style:style>
    <style:style style:family="table-cell" style:name="a787">
      <style:table-cell-properties style:vertical-align="middle" fo:background-color="#00b0f0" fo:border-bottom="0.01389in solid #ffffff" fo:padding-top="0.05in" fo:padding-bottom="0.05in" fo:padding-left="0.1in" fo:padding-right="0.1in"/>
      <style:paragraph-properties style:writing-mode="lr-tb"/>
    </style:style>
    <style:style style:family="text" style:name="a788">
      <style:text-properties fo:font-family="Century Schoolbook" style:font-family-asian="Century Schoolbook" style:font-family-complex="Century Schoolbook" fo:font-size="0.27778in" style:font-size-asian="0.27778in" style:font-size-complex="0.27778in" fo:language="en" fo:country="US"/>
    </style:style>
    <style:style style:family="paragraph" style:name="a789">
      <style:paragraph-properties fo:text-align="center"/>
    </style:style>
    <style:style style:family="presentation" style:name="a76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 style:parent-style-name="Graphics">
      <style:graphic-properties draw:fill="none" draw:stroke="non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0">
      <style:text-properties fo:font-family="Century Schoolbook" style:font-family-asian="Century Schoolbook" style:font-family-complex="Century Schoolbook" fo:font-size="0.27778in" style:font-size-asian="0.27778in" style:font-size-complex="0.27778in" fo:language="en" fo:country="US"/>
    </style:style>
    <style:style style:family="graphic" style:name="a769">
      <style:graphic-properties draw:fill="none" draw:stroke="solid" svg:stroke-width="0.02083in" svg:stroke-color="#404040" svg:stroke-opacity="100%" draw:stroke-linejoin="miter" svg:stroke-linecap="butt"/>
    </style:style>
    <style:style style:family="paragraph" style:name="a821">
      <style:paragraph-properties fo:text-align="center"/>
    </style:style>
    <style:style style:family="table-cell" style:name="a823">
      <style:table-cell-properties style:vertical-align="middle" fo:background-color="#bdd7ee" fo:border-top="0.01389in solid #ffffff" fo:border-bottom="0.01389in solid #ffffff" fo:padding-top="0.05in" fo:padding-bottom="0.05in" fo:padding-left="0.1in" fo:padding-right="0.1in"/>
      <style:paragraph-properties style:writing-mode="lr-tb"/>
    </style:style>
    <style:style style:family="table-row" style:name="a824">
      <style:table-row-properties style:row-height="0.46246in"/>
    </style:style>
    <style:style style:family="text" style:name="a825">
      <style:text-properties fo:color="#000000" fo:font-family="Century Schoolbook" style:font-family-asian="Century Schoolbook" style:font-family-complex="Century Schoolbook" fo:font-size="0.27778in" style:font-size-asian="0.27778in" style:font-size-complex="0.27778in" fo:language="en" fo:country="US"/>
    </style:style>
    <style:style style:family="paragraph" style:name="a826">
      <style:paragraph-properties fo:text-align="center"/>
    </style:style>
    <style:style style:family="table-cell" style:name="a828">
      <style:table-cell-properties style:vertical-align="middle" fo:background-color="#7dd0da" fo:border-top="0.01389in solid #ffffff" fo:padding-top="0.05in" fo:padding-bottom="0.05in" fo:padding-left="0.1in" fo:padding-right="0.1in"/>
      <style:paragraph-properties style:writing-mode="lr-tb"/>
    </style:style>
    <style:style style:family="text" style:name="a829">
      <style:text-properties fo:font-family="Century Schoolbook" style:font-family-asian="Century Schoolbook" style:font-family-complex="Century Schoolbook" fo:font-size="0.27778in" style:font-size-asian="0.27778in" style:font-size-complex="0.27778in" fo:language="en" fo:country="US"/>
    </style:style>
    <style:style style:family="table-cell" style:name="a791">
      <style:table-cell-properties style:vertical-align="middle" fo:background-color="#00b0f0" fo:border-bottom="0.01389in solid #ffffff" fo:padding-top="0.05in" fo:padding-bottom="0.05in" fo:padding-left="0.1in" fo:padding-right="0.1in"/>
      <style:paragraph-properties style:writing-mode="lr-tb"/>
    </style:style>
    <style:style style:family="text" style:name="a792">
      <style:text-properties fo:font-family="Century Schoolbook" style:font-family-asian="Century Schoolbook" style:font-family-complex="Century Schoolbook" fo:font-size="0.27778in" style:font-size-asian="0.27778in" style:font-size-complex="0.27778in" fo:language="en" fo:country="US"/>
    </style:style>
    <style:style style:family="table-cell" style:name="a800">
      <style:table-cell-properties style:vertical-align="middle" fo:background-color="#7dd0da" fo:border-top="0.01389in solid #ffffff" fo:border-bottom="0.01389in solid #ffffff" fo:padding-top="0.05in" fo:padding-bottom="0.05in" fo:padding-left="0.1in" fo:padding-right="0.1in"/>
      <style:paragraph-properties style:writing-mode="lr-tb"/>
    </style:style>
    <style:style style:family="paragraph" style:name="a793">
      <style:paragraph-properties fo:text-align="center"/>
    </style:style>
    <style:style style:family="text" style:name="a801">
      <style:text-properties fo:font-family="Century Schoolbook" style:font-family-asian="Century Schoolbook" style:font-family-complex="Century Schoolbook" fo:font-size="0.27778in" style:font-size-asian="0.27778in" style:font-size-complex="0.27778in" fo:language="en" fo:country="US"/>
    </style:style>
    <style:style style:family="paragraph" style:name="a802">
      <style:paragraph-properties fo:text-align="center"/>
    </style:style>
    <style:style style:family="table-cell" style:name="a795">
      <style:table-cell-properties style:vertical-align="middle" fo:background-color="#00b0f0" fo:border-bottom="0.01389in solid #ffffff" fo:padding-top="0.05in" fo:padding-bottom="0.05in" fo:padding-left="0.1in" fo:padding-right="0.1in"/>
      <style:paragraph-properties style:writing-mode="lr-tb"/>
    </style:style>
    <style:style style:family="table-cell" style:name="a804">
      <style:table-cell-properties style:vertical-align="middle" fo:background-color="#ffffff" fo:border-top="0.01389in solid #ffffff" fo:border-bottom="0.01389in solid #ffffff" fo:padding-top="0.05in" fo:padding-bottom="0.05in" fo:padding-left="0.1in" fo:padding-right="0.1in"/>
      <style:paragraph-properties style:writing-mode="lr-tb"/>
    </style:style>
    <style:style style:family="table-row" style:name="a796">
      <style:table-row-properties style:row-height="0.46246in"/>
    </style:style>
    <style:style style:family="text" style:name="a805">
      <style:text-properties fo:font-family="Century Schoolbook" style:font-family-asian="Century Schoolbook" style:font-family-complex="Century Schoolbook" fo:font-size="0.27778in" style:font-size-asian="0.27778in" style:font-size-complex="0.27778in" fo:language="en" fo:country="US"/>
    </style:style>
    <style:style style:family="text" style:name="a797">
      <style:text-properties fo:color="#000000" fo:font-family="Century Schoolbook" style:font-family-asian="Century Schoolbook" style:font-family-complex="Century Schoolbook" fo:font-size="0.27778in" style:font-size-asian="0.27778in" style:font-size-complex="0.27778in" fo:language="en" fo:country="US"/>
    </style:style>
    <style:style style:family="paragraph" style:name="a806">
      <style:paragraph-properties fo:text-align="center"/>
    </style:style>
    <style:style style:family="paragraph" style:name="a798">
      <style:paragraph-properties fo:text-align="center"/>
    </style:style>
    <style:style style:family="table-cell" style:name="a808">
      <style:table-cell-properties style:vertical-align="middle" fo:background-color="#ffffff" fo:border-top="0.01389in solid #ffffff" fo:border-bottom="0.01389in solid #ffffff" fo:padding-top="0.05in" fo:padding-bottom="0.05in" fo:padding-left="0.1in" fo:padding-right="0.1in"/>
      <style:paragraph-properties style:writing-mode="lr-tb"/>
    </style:style>
    <style:style style:family="table-row" style:name="a809">
      <style:table-row-properties style:row-height="0.46246in"/>
    </style:style>
    <style:style style:family="graphic" style:name="a770" style:parent-style-name="Graphics">
      <style:graphic-properties draw:fill="none" draw:stroke="non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786"/>
    <text:list-style style:name="a794"/>
    <text:list-style style:name="a799"/>
    <text:list-style style:name="a803"/>
    <text:list-style style:name="a812"/>
    <text:list-style style:name="a807"/>
    <text:list-style style:name="a822"/>
    <text:list-style style:name="a818"/>
    <text:list-style style:name="a831"/>
    <text:list-style style:name="a827"/>
    <text:list-style style:name="a835"/>
    <text:list-style style:name="a790"/>
  </office:automatic-styles>
  <office:body>
    <office:presentation>
      <draw:page draw:name="Slide2" draw:style-name="a757" draw:master-page-name="Master1-Layout1-title-Title-Slide" presentation:presentation-page-layout-name="Master1-PPL1" draw:id="Slide-257">
        <draw:frame draw:id="id70" presentation:style-name="a760" draw:name="Title 1" svg:x="6.47232in" svg:y="1.29823in" svg:width="5.58145in" svg:height="1.99804in" presentation:class="title" presentation:placeholder="false">
          <draw:text-box>
            <text:p text:style-name="a759" text:class-names="" text:cond-style-name=""><text:span text:style-name="a758" text:class-names="">Setting up <text:line-break/>your goal</text:span></text:p>
          </draw:text-box>
          <svg:title/>
          <svg:desc/>
        </draw:frame>
        <draw:frame draw:id="id71" draw:style-name="a765" draw:name="TextBox 3" svg:x="5.60109in" svg:y="4.18249in" svg:width="7.32391in" svg:height="2.32246in">
          <draw:text-box>
            <text:p text:style-name="a762" text:class-names="" text:cond-style-name=""><text:span text:style-name="a761" text:class-names="">Satisficing and</text:span></text:p>
            <text:p text:style-name="a764" text:class-names="" text:cond-style-name=""><text:span text:style-name="a763" text:class-names="">optimizing metrics</text:span></text:p>
          </draw:text-box>
          <svg:title/>
          <svg:desc/>
        </draw:frame>
        <draw:frame draw:id="id72" draw:style-name="a768" draw:name="TextBox 6" svg:x="1.19481in" svg:y="1.29823in" svg:width="3.25974in" svg:height="3.3771in">
          <draw:text-box>
            <text:p text:style-name="a767" text:class-names="" text:cond-style-name=""><text:span text:style-name="a766" text:class-names=""/></text:p>
          </draw:text-box>
          <svg:title/>
          <svg:desc/>
        </draw:frame>
        <draw:connector draw:type="line" svg:x1="5.48553in" svg:y1="3.72968in" svg:x2="13.04057in" svg:y2="3.74907in" draw:id="id73" draw:style-name="a769" draw:name="Straight Connector 9">
          <svg:title/>
          <svg:desc/>
        </draw:connector>
        <draw:g draw:name="Group 11" draw:id="id74">
          <svg:title/>
          <svg:desc/>
          <draw:frame draw:id="id75" draw:style-name="a770" draw:name="Picture 12" svg:x="0.72232in" svg:y="1.56535in" svg:width="4.2in" svg:height="4.06675in" style:rel-width="scale" style:rel-height="scale">
            <draw:image xlink:href="media/image1.png" xlink:type="simple" xlink:show="embed" xlink:actuate="onLoad"/>
            <svg:title/>
            <svg:desc/>
          </draw:frame>
          <draw:frame draw:id="id76" draw:style-name="a774" draw:name="Title 1" svg:x="0.37972in" svg:y="5.12096in" svg:width="4.88519in" svg:height="0.88108in">
            <draw:text-box>
              <text:p text:style-name="a773" text:class-names="" text:cond-style-name=""><text:span text:style-name="a771" text:class-names="">deeplearning.ai</text:span><text:span text:style-name="a772" text:class-names=""/></text:p>
            </draw:text-box>
            <svg:title/>
            <svg:desc/>
          </draw:frame>
        </draw:g>
      </draw:page>
      <draw:page draw:name="Slide10" draw:style-name="a775" draw:master-page-name="Master1-Layout2-obj-Title-and-Content" presentation:presentation-page-layout-name="Master1-PPL2" draw:id="Slide-265">
        <draw:frame draw:id="id77" presentation:style-name="a778" draw:name="Title 1" svg:x="0.2in" svg:y="0.2in" svg:width="13.24825in" svg:height="1.44965in" presentation:class="title" presentation:placeholder="false">
          <draw:text-box>
            <text:p text:style-name="a777" text:class-names="" text:cond-style-name=""><text:span text:style-name="a776" text:class-names="">Another cat classification example</text:span></text:p>
          </draw:text-box>
          <svg:title/>
          <svg:desc/>
        </draw:frame>
        <draw:frame draw:id="id78" draw:name="Table 4" svg:x="0.83569in" svg:y="1.39673in" svg:width="7.42458in" svg:height="1.84985in">
          <table:table table:style-name="a779" table:template-name="{7DF18680-E054-41AD-8BC1-D1AEF772440D}" table:use-banding-columns-styles="false" table:use-banding-rows-styles="true" table:use-first-column-styles="false" table:use-first-row-styles="true" table:use-last-column-styles="false" table:use-last-row-styles="false">
            <table:table-column table:style-name="a780" table:default-cell-style-name=""/>
            <table:table-column table:style-name="a781" table:default-cell-style-name=""/>
            <table:table-column table:style-name="a782" table:default-cell-style-name=""/>
            <table:table-row table:style-name="a783" table:default-cell-style-name="">
              <table:table-cell table:style-name="a787">
                <text:list text:style-name="a786">
                  <text:list-item>
                    <text:p text:style-name="a785" text:class-names="" text:cond-style-name=""><text:span text:style-name="a784" text:class-names="">Classifier</text:span></text:p>
                  </text:list-item>
                </text:list>
              </table:table-cell>
              <table:table-cell table:style-name="a791">
                <text:list text:style-name="a790">
                  <text:list-item>
                    <text:p text:style-name="a789" text:class-names="" text:cond-style-name=""><text:span text:style-name="a788" text:class-names="">Accuracy</text:span></text:p>
                  </text:list-item>
                </text:list>
              </table:table-cell>
              <table:table-cell table:style-name="a795">
                <text:list text:style-name="a794">
                  <text:list-item>
                    <text:p text:style-name="a793" text:class-names="" text:cond-style-name=""><text:span text:style-name="a792" text:class-names="">Running time</text:span></text:p>
                  </text:list-item>
                </text:list>
              </table:table-cell>
            </table:table-row>
            <table:table-row table:style-name="a796" table:default-cell-style-name="">
              <table:table-cell table:style-name="a800">
                <text:list text:style-name="a799">
                  <text:list-item>
                    <text:p text:style-name="a798" text:class-names="" text:cond-style-name=""><text:span text:style-name="a797" text:class-names="">A</text:span></text:p>
                  </text:list-item>
                </text:list>
              </table:table-cell>
              <table:table-cell table:style-name="a804">
                <text:list text:style-name="a803">
                  <text:list-item>
                    <text:p text:style-name="a802" text:class-names="" text:cond-style-name=""><text:span text:style-name="a801" text:class-names="">90%</text:span></text:p>
                  </text:list-item>
                </text:list>
              </table:table-cell>
              <table:table-cell table:style-name="a808">
                <text:list text:style-name="a807">
                  <text:list-item>
                    <text:p text:style-name="a806" text:class-names="" text:cond-style-name=""><text:span text:style-name="a805" text:class-names="">80ms</text:span></text:p>
                  </text:list-item>
                </text:list>
              </table:table-cell>
            </table:table-row>
            <table:table-row table:style-name="a809" table:default-cell-style-name="">
              <table:table-cell table:style-name="a813">
                <text:list text:style-name="a812">
                  <text:list-item>
                    <text:p text:style-name="a811" text:class-names="" text:cond-style-name=""><text:span text:style-name="a810" text:class-names="">B</text:span></text:p>
                  </text:list-item>
                </text:list>
              </table:table-cell>
              <table:table-cell table:style-name="a819">
                <text:list text:style-name="a818">
                  <text:list-item>
                    <text:p text:style-name="a817" text:class-names="" text:cond-style-name=""><text:span text:style-name="a814" text:class-names="">92</text:span><text:span text:style-name="a815" text:class-names="">%</text:span><text:span text:style-name="a816" text:class-names=""/></text:p>
                  </text:list-item>
                </text:list>
              </table:table-cell>
              <table:table-cell table:style-name="a823">
                <text:list text:style-name="a822">
                  <text:list-item>
                    <text:p text:style-name="a821" text:class-names="" text:cond-style-name=""><text:span text:style-name="a820" text:class-names="">95ms</text:span></text:p>
                  </text:list-item>
                </text:list>
              </table:table-cell>
            </table:table-row>
            <table:table-row table:style-name="a824" table:default-cell-style-name="">
              <table:table-cell table:style-name="a828">
                <text:list text:style-name="a827">
                  <text:list-item>
                    <text:p text:style-name="a826" text:class-names="" text:cond-style-name=""><text:span text:style-name="a825" text:class-names="">C</text:span></text:p>
                  </text:list-item>
                </text:list>
              </table:table-cell>
              <table:table-cell table:style-name="a832">
                <text:list text:style-name="a831">
                  <text:list-item>
                    <text:p text:style-name="a830" text:class-names="" text:cond-style-name=""><text:span text:style-name="a829" text:class-names="">95%</text:span></text:p>
                  </text:list-item>
                </text:list>
              </table:table-cell>
              <table:table-cell table:style-name="a836">
                <text:list text:style-name="a835">
                  <text:list-item>
                    <text:p text:style-name="a834" text:class-names="" text:cond-style-name=""><text:span text:style-name="a833" text:class-names="">1,500ms</text:span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79" draw:style-name="a846" draw:name="Ink 2" svg:x="0.79173in" svg:y="0.92362in" svg:width="12.15315in" svg:height="6.14606in" style:rel-width="scale" style:rel-height="scale">
          <draw:image xlink:href="media/image3.emf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08509in" svg:y="0.10457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style style:family="table-cell" style:name="a750">
      <style:table-cell-properties fo:background-color="#cfd5ea"/>
    </style:style>
    <style:style style:family="table-cell" style:name="a75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5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7">
      <style:table-cell-properties/>
    </style:style>
    <style:style style:family="table-cell" style:name="a75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8">
      <style:table-cell-properties fo:background-color="#cfd5ea"/>
    </style:style>
    <style:style style:family="table-cell" style:name="a75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5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749">
      <style:table-cell-properties/>
    </style:style>
    <style:style style:family="table-cell" style:name="a756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840">
      <style:table-cell-properties/>
    </style:style>
    <style:style style:family="table-cell" style:name="a841">
      <style:table-cell-properties fo:background-color="#d2deef"/>
    </style:style>
    <style:style style:family="table-cell" style:name="a842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37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43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38">
      <style:table-cell-properties/>
    </style:style>
    <style:style style:family="table-cell" style:name="a844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39">
      <style:table-cell-properties fo:background-color="#d2deef"/>
    </style:style>
    <style:style style:family="table-cell" style:name="a845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751" table:paragraph-style-name=""/>
      <table:last-row table:style-name="a752" table:paragraph-style-name=""/>
      <table:first-column table:style-name="a753" table:paragraph-style-name=""/>
      <table:last-column table:style-name="a754" table:paragraph-style-name=""/>
      <table:body table:style-name="a746" table:paragraph-style-name=""/>
      <table:even-rows table:style-name="a749" table:paragraph-style-name=""/>
      <table:odd-rows table:style-name="a750" table:paragraph-style-name=""/>
      <table:even-columns table:style-name="a747" table:paragraph-style-name=""/>
      <table:odd-columns table:style-name="a748" table:paragraph-style-name=""/>
    </table:table-template>
    <table:table-template table:name="{2D5ABB26-0587-4C30-8999-92F81FD0307C}">
      <table:body table:style-name="a755" table:paragraph-style-name=""/>
    </table:table-template>
    <table:table-template table:name="{5940675A-B579-460E-94D1-54222C63F5DA}">
      <table:body table:style-name="a756" table:paragraph-style-name=""/>
    </table:table-template>
    <table:table-template table:name="{7DF18680-E054-41AD-8BC1-D1AEF772440D}">
      <table:first-row table:style-name="a842" table:paragraph-style-name=""/>
      <table:last-row table:style-name="a843" table:paragraph-style-name=""/>
      <table:first-column table:style-name="a844" table:paragraph-style-name=""/>
      <table:last-column table:style-name="a845" table:paragraph-style-name=""/>
      <table:body table:style-name="a837" table:paragraph-style-name=""/>
      <table:even-rows table:style-name="a840" table:paragraph-style-name=""/>
      <table:odd-rows table:style-name="a841" table:paragraph-style-name=""/>
      <table:even-columns table:style-name="a838" table:paragraph-style-name=""/>
      <table:odd-columns table:style-name="a839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7/29/2017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7/29/2017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ck to 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Slide Number Placehold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4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5" text:class-names="">Click to edit Master title style</text:span></text:p>
        </draw:text-box>
        <svg:title/>
        <svg:desc/>
      </draw:frame>
      <draw:frame draw:id="id12" presentation:style-name="a70" draw:name="Subtitle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8" text:class-names="">Click to edit Master subtitle style</text:span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7/29/2017</text:date></text:span><text:span text:style-name="a73" text:class-names=""/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Date Placeholder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7/29/2017</text:date></text:span><text:span text:style-name="a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Click to edit Master text styles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Second level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Slide Number Placeholder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8" draw:name="Title 1" svg:x="0.08509in" svg:y="0.10457in" svg:width="11.5in" svg:height="1.44965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Date Placeholder 3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7/29/2017</text:date></text:span><text:span text:style-name="a137" text:class-names=""/></text:p>
        </draw:text-box>
        <svg:title/>
        <svg:desc/>
      </draw:frame>
      <draw:frame draw:id="id19" presentation:style-name="a142" draw:name="Footer Placeholder 4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Slide Number Placeholder 5" svg:x="9.41667in" svg:y="6.95139in" svg:width="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draw:frame draw:id="id21" draw:style-name="a149" draw:name="TextBox 6" svg:x="11.86518in" svg:y="7.06243in" svg:width="1.46816in" svg:height="0.43757in">
        <draw:text-box>
          <text:p text:style-name="a148" text:class-names="" text:cond-style-name=""><text:span text:style-name="a147" text:class-names="">Andrew Ng</text:span></text:p>
        </draw:text-box>
        <svg:title/>
        <svg:desc/>
      </draw:frame>
      <presentation:notes style:page-layout-name="pageLayout2" draw:style-name="a181">
        <draw:frame draw:id="id5" presentation:style-name="a152" draw:name="Header Placeholder 1" svg:x="0in" svg:y="0in" svg:width="3.25in" svg:height="0.50174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6" presentation:style-name="a157" draw:name="Date Placehold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3" text:class-names=""><text:date text:fixed="false" style:data-style-name="a154">7/29/2017</text:date></text:span><text:span text:style-name="a1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8" draw:name="Slide Image Placeholder 3">
          <svg:title/>
          <svg:desc/>
        </draw:page-thumbnail>
        <draw:frame draw:id="id8" presentation:style-name="a173" draw:name="Notes Placehold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Click to edit Master text styles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Second level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Footer Placeholder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>‹#›</text:page-number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frame draw:id="id22" presentation:style-name="a185" draw:name="Title 1" svg:x="0.90972in" svg:y="1.86979in" svg:width="11.5in" svg:height="3.11979in" presentation:class="title" presentation:placeholder="false">
        <draw:text-box>
          <text:p text:style-name="a184" text:class-names="" text:cond-style-name=""><text:span text:style-name="a183" text:class-names="">Click to edit Master title style</text:span></text:p>
        </draw:text-box>
        <svg:title/>
        <svg:desc/>
      </draw:frame>
      <draw:frame draw:id="id23" presentation:style-name="a189" draw:name="Text Placeholder 2" svg:x="0.90972in" svg:y="5.0191in" svg:width="11.5in" svg:height="1.64062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24" presentation:style-name="a194" draw:name="Date Placeholder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0" text:class-names=""><text:date text:fixed="false" style:data-style-name="a191">7/29/2017</text:date></text:span><text:span text:style-name="a192" text:class-names=""/></text:p>
        </draw:text-box>
        <svg:title/>
        <svg:desc/>
      </draw:frame>
      <draw:frame draw:id="id25" presentation:style-name="a197" draw:name="Footer Placeholder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6" presentation:style-name="a201" draw:name="Slide Number Placeholder 5" svg:x="9.41667in" svg:y="6.95139in" svg:width="3in" svg:height="0.39931in" presentation:class="page-number" presentation:placeholder="false">
        <draw:text-box>
          <text:p text:style-name="a200" text:class-names="" text:cond-style-name=""><text:span text:style-name="a198" text:class-names=""><text:page-number style:num-format="1" text:fixed="false">‹#›</text:page-number></text:span><text:span text:style-name="a199" text:class-names=""/></text:p>
        </draw:text-box>
        <svg:title/>
        <svg:desc/>
      </draw:frame>
      <presentation:notes style:page-layout-name="pageLayout2" draw:style-name="a233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9" draw:name="Date Placeholder 2" svg:x="4.24826in" svg:y="0in" svg:width="3.25in" svg:height="0.50174in" presentation:class="date-time" presentation:placeholder="false">
          <draw:text-box>
            <text:p text:style-name="a208" text:class-names="" text:cond-style-name=""><text:span text:style-name="a205" text:class-names=""><text:date text:fixed="false" style:data-style-name="a206">7/29/2017</text:date></text:span><text:span text:style-name="a2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0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2" text:class-names="" text:cond-style-name=""><text:span text:style-name="a211" text:class-names="">Click to edit Master text styles</text:span></text:p>
            <text:list text:style-name="a215">
              <text:list-item>
                <text:list text:style-name="a215">
                  <text:list-item>
                    <text:p text:style-name="a214" text:class-names="" text:cond-style-name=""><text:span text:style-name="a213" text:class-names="">Second level</text:span></text:p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p text:style-name="a217" text:class-names="" text:cond-style-name=""><text:span text:style-name="a2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p text:style-name="a220" text:class-names="" text:cond-style-name=""><text:span text:style-name="a2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2" draw:name="Slide Number Placeholder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29" text:class-names=""><text:page-number style:num-format="1" text:fixed="false">‹#›</text:page-number></text:span><text:span text:style-name="a23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4">
      <draw:frame draw:id="id27" presentation:style-name="a237" draw:name="Title 1" svg:x="0.91667in" svg:y="0.39931in" svg:width="11.5in" svg:height="1.44965in" presentation:class="title" presentation:placeholder="false">
        <draw:text-box>
          <text:p text:style-name="a236" text:class-names="" text:cond-style-name=""><text:span text:style-name="a235" text:class-names="">Click to edit Master title style</text:span></text:p>
        </draw:text-box>
        <svg:title/>
        <svg:desc/>
      </draw:frame>
      <draw:frame draw:id="id28" presentation:style-name="a253" draw:name="Content Placeholder 2" svg:x="0.91667in" svg:y="1.99653in" svg:width="5.66667in" svg:height="4.75868in" presentation:class="object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Second level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Third level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9" draw:name="Content Placeholder 3" svg:x="6.75in" svg:y="1.99653in" svg:width="5.66667in" svg:height="4.75868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74" draw:name="Date Placeholder 4" svg:x="0.91667in" svg:y="6.95139in" svg:width="3in" svg:height="0.39931in" presentation:class="date-time" presentation:placeholder="false">
        <draw:text-box>
          <text:p text:style-name="a273" text:class-names="" text:cond-style-name=""><text:span text:style-name="a270" text:class-names=""><text:date text:fixed="false" style:data-style-name="a271">7/29/2017</text:date></text:span><text:span text:style-name="a272" text:class-names=""/></text:p>
        </draw:text-box>
        <svg:title/>
        <svg:desc/>
      </draw:frame>
      <draw:frame draw:id="id31" presentation:style-name="a277" draw:name="Footer Placeholder 5" svg:x="4.41667in" svg:y="6.95139in" svg:width="4.5in" svg:height="0.39931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2" presentation:style-name="a281" draw:name="Slide Number Placeholder 6" svg:x="9.41667in" svg:y="6.95139in" svg:width="3in" svg:height="0.39931in" presentation:class="page-number" presentation:placeholder="false">
        <draw:text-box>
          <text:p text:style-name="a280" text:class-names="" text:cond-style-name=""><text:span text:style-name="a278" text:class-names=""><text:page-number style:num-format="1" text:fixed="false">‹#›</text:page-number></text:span><text:span text:style-name="a279" text:class-names=""/></text:p>
        </draw:text-box>
        <svg:title/>
        <svg:desc/>
      </draw:frame>
      <presentation:notes style:page-layout-name="pageLayout2" draw:style-name="a313">
        <draw:frame draw:id="id5" presentation:style-name="a284" draw:name="Header Placeholder 1" svg:x="0in" svg:y="0in" svg:width="3.25in" svg:height="0.50174in" presentation:class="head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6" presentation:style-name="a289" draw:name="Date Placeholder 2" svg:x="4.24826in" svg:y="0in" svg:width="3.25in" svg:height="0.50174in" presentation:class="date-time" presentation:placeholder="false">
          <draw:text-box>
            <text:p text:style-name="a288" text:class-names="" text:cond-style-name=""><text:span text:style-name="a285" text:class-names=""><text:date text:fixed="false" style:data-style-name="a286">7/29/2017</text:date></text:span><text:span text:style-name="a28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0" draw:name="Slide Image Placeholder 3">
          <svg:title/>
          <svg:desc/>
        </draw:page-thumbnail>
        <draw:frame draw:id="id8" presentation:style-name="a305" draw:name="Notes Placeholder 4" svg:x="0.75in" svg:y="4.8125in" svg:width="6in" svg:height="3.9375in" presentation:class="notes" presentation:placeholder="false">
          <draw:text-box>
            <text:p text:style-name="a292" text:class-names="" text:cond-style-name=""><text:span text:style-name="a291" text:class-names="">Click to edit Master text styles</text:span></text:p>
            <text:list text:style-name="a295">
              <text:list-item>
                <text:list text:style-name="a295">
                  <text:list-item>
                    <text:p text:style-name="a294" text:class-names="" text:cond-style-name=""><text:span text:style-name="a293" text:class-names="">Second level</text:span></text:p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p text:style-name="a297" text:class-names="" text:cond-style-name=""><text:span text:style-name="a2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p text:style-name="a300" text:class-names="" text:cond-style-name=""><text:span text:style-name="a2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list text:style-name="a304">
                          <text:list-item>
                            <text:list text:style-name="a304">
                              <text:list-item>
                                <text:p text:style-name="a303" text:class-names="" text:cond-style-name=""><text:span text:style-name="a3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8" draw:name="Footer Placeholder 5" svg:x="0in" svg:y="9.49826in" svg:width="3.25in" svg:height="0.50174in" presentation:class="foot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10" presentation:style-name="a312" draw:name="Slide Number Placeholder 6" svg:x="4.24826in" svg:y="9.49826in" svg:width="3.25in" svg:height="0.50174in" presentation:class="page-number" presentation:placeholder="false">
          <draw:text-box>
  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4">
      <draw:frame draw:id="id33" presentation:style-name="a317" draw:name="Title 1" svg:x="0.9184in" svg:y="0.39931in" svg:width="11.5in" svg:height="1.44965in" presentation:class="title" presentation:placeholder="false">
        <draw:text-box>
          <text:p text:style-name="a316" text:class-names="" text:cond-style-name=""><text:span text:style-name="a315" text:class-names="">Click to edit Master title style</text:span></text:p>
        </draw:text-box>
        <svg:title/>
        <svg:desc/>
      </draw:frame>
      <draw:frame draw:id="id34" presentation:style-name="a321" draw:name="Text Placeholder 2" svg:x="0.9184in" svg:y="1.83854in" svg:width="5.64062in" svg:height="0.90104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35" presentation:style-name="a337" draw:name="Content Placeholder 3" svg:x="0.9184in" svg:y="2.73958in" svg:width="5.64062in" svg:height="4.02951in" presentation:class="object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  <text:list text:style-name="a327">
            <text:list-item>
              <text:list text:style-name="a327">
                <text:list-item>
                  <text:p text:style-name="a326" text:class-names="" text:cond-style-name=""><text:span text:style-name="a325" text:class-names="">Second level</text:span></text:p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p text:style-name="a329" text:class-names="" text:cond-style-name=""><text:span text:style-name="a328" text:class-names="">Third level</text:span></text:p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p text:style-name="a332" text:class-names="" text:cond-style-name=""><text:span text:style-name="a3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list text:style-name="a336">
                            <text:list-item>
                              <text:p text:style-name="a335" text:class-names="" text:cond-style-name=""><text:span text:style-name="a3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341" draw:name="Text Placeholder 4" svg:x="6.75in" svg:y="1.83854in" svg:width="5.6684in" svg:height="0.90104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</draw:text-box>
        <svg:title/>
        <svg:desc/>
      </draw:frame>
      <draw:frame draw:id="id37" presentation:style-name="a357" draw:name="Content Placeholder 5" svg:x="6.75in" svg:y="2.73958in" svg:width="5.6684in" svg:height="4.02951in" presentation:class="object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  <text:list text:style-name="a347">
            <text:list-item>
              <text:list text:style-name="a347">
                <text:list-item>
                  <text:p text:style-name="a346" text:class-names="" text:cond-style-name=""><text:span text:style-name="a345" text:class-names="">Second level</text:span></text:p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p text:style-name="a349" text:class-names="" text:cond-style-name=""><text:span text:style-name="a348" text:class-names="">Third level</text:span></text:p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p text:style-name="a352" text:class-names="" text:cond-style-name=""><text:span text:style-name="a3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62" draw:name="Date Placeholder 6" svg:x="0.91667in" svg:y="6.95139in" svg:width="3in" svg:height="0.39931in" presentation:class="date-time" presentation:placeholder="false">
        <draw:text-box>
          <text:p text:style-name="a361" text:class-names="" text:cond-style-name=""><text:span text:style-name="a358" text:class-names=""><text:date text:fixed="false" style:data-style-name="a359">7/29/2017</text:date></text:span><text:span text:style-name="a360" text:class-names=""/></text:p>
        </draw:text-box>
        <svg:title/>
        <svg:desc/>
      </draw:frame>
      <draw:frame draw:id="id39" presentation:style-name="a365" draw:name="Footer Placeholder 7" svg:x="4.41667in" svg:y="6.95139in" svg:width="4.5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40" presentation:style-name="a369" draw:name="Slide Number Placeholder 8" svg:x="9.41667in" svg:y="6.95139in" svg:width="3in" svg:height="0.39931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>‹#›</text:page-number></text:span><text:span text:style-name="a367" text:class-names=""/></text:p>
        </draw:text-box>
        <svg:title/>
        <svg:desc/>
      </draw:frame>
      <presentation:notes style:page-layout-name="pageLayout2" draw:style-name="a401">
        <draw:frame draw:id="id5" presentation:style-name="a372" draw:name="Header Placeholder 1" svg:x="0in" svg:y="0in" svg:width="3.25in" svg:height="0.50174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6" presentation:style-name="a377" draw:name="Date Placeholder 2" svg:x="4.24826in" svg:y="0in" svg:width="3.25in" svg:height="0.50174in" presentation:class="date-time" presentation:placeholder="false">
          <draw:text-box>
            <text:p text:style-name="a376" text:class-names="" text:cond-style-name=""><text:span text:style-name="a373" text:class-names=""><text:date text:fixed="false" style:data-style-name="a374">7/29/2017</text:date></text:span><text:span text:style-name="a37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78" draw:name="Slide Image Placeholder 3">
          <svg:title/>
          <svg:desc/>
        </draw:page-thumbnail>
        <draw:frame draw:id="id8" presentation:style-name="a393" draw:name="Notes Placeholder 4" svg:x="0.75in" svg:y="4.8125in" svg:width="6in" svg:height="3.9375in" presentation:class="notes" presentation:placeholder="false">
          <draw:text-box>
            <text:p text:style-name="a380" text:class-names="" text:cond-style-name=""><text:span text:style-name="a379" text:class-names="">Click to edit Master text styles</text:span></text:p>
            <text:list text:style-name="a383">
              <text:list-item>
                <text:list text:style-name="a383">
                  <text:list-item>
                    <text:p text:style-name="a382" text:class-names="" text:cond-style-name=""><text:span text:style-name="a381" text:class-names="">Second level</text:span></text:p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p text:style-name="a385" text:class-names="" text:cond-style-name=""><text:span text:style-name="a3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p text:style-name="a388" text:class-names="" text:cond-style-name=""><text:span text:style-name="a3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list text:style-name="a392">
                              <text:list-item>
                                <text:p text:style-name="a391" text:class-names="" text:cond-style-name=""><text:span text:style-name="a3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6" draw:name="Footer Placeholder 5" svg:x="0in" svg:y="9.49826in" svg:width="3.25in" svg:height="0.50174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400" draw:name="Slide Number Placeholder 6" svg:x="4.24826in" svg:y="9.49826in" svg:width="3.25in" svg:height="0.50174in" presentation:class="page-number" presentation:placeholder="false">
          <draw:text-box>
            <text:p text:style-name="a399" text:class-names="" text:cond-style-name=""><text:span text:style-name="a397" text:class-names=""><text:page-number style:num-format="1" text:fixed="false">‹#›</text:page-number></text:span><text:span text:style-name="a398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2">
      <draw:frame draw:id="id41" presentation:style-name="a405" draw:name="Title 1" svg:x="0.91667in" svg:y="0.39931in" svg:width="11.5in" svg:height="1.44965in" presentation:class="title" presentation:placeholder="false">
        <draw:text-box>
          <text:p text:style-name="a404" text:class-names="" text:cond-style-name=""><text:span text:style-name="a403" text:class-names="">Click to edit Master title style</text:span></text:p>
        </draw:text-box>
        <svg:title/>
        <svg:desc/>
      </draw:frame>
      <draw:frame draw:id="id42" presentation:style-name="a410" draw:name="Date Placeholder 2" svg:x="0.91667in" svg:y="6.95139in" svg:width="3in" svg:height="0.39931in" presentation:class="date-time" presentation:placeholder="false">
        <draw:text-box>
          <text:p text:style-name="a409" text:class-names="" text:cond-style-name=""><text:span text:style-name="a406" text:class-names=""><text:date text:fixed="false" style:data-style-name="a407">7/29/2017</text:date></text:span><text:span text:style-name="a408" text:class-names=""/></text:p>
        </draw:text-box>
        <svg:title/>
        <svg:desc/>
      </draw:frame>
      <draw:frame draw:id="id43" presentation:style-name="a413" draw:name="Footer Placeholder 3" svg:x="4.41667in" svg:y="6.95139in" svg:width="4.5in" svg:height="0.39931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44" presentation:style-name="a417" draw:name="Slide Number Placeholder 4" svg:x="9.41667in" svg:y="6.95139in" svg:width="3in" svg:height="0.39931in" presentation:class="page-number" presentation:placeholder="false">
        <draw:text-box>
          <text:p text:style-name="a416" text:class-names="" text:cond-style-name=""><text:span text:style-name="a414" text:class-names=""><text:page-number style:num-format="1" text:fixed="false">‹#›</text:page-number></text:span><text:span text:style-name="a415" text:class-names=""/></text:p>
        </draw:text-box>
        <svg:title/>
        <svg:desc/>
      </draw:frame>
      <presentation:notes style:page-layout-name="pageLayout2" draw:style-name="a449">
        <draw:frame draw:id="id5" presentation:style-name="a420" draw:name="Header Placeholder 1" svg:x="0in" svg:y="0in" svg:width="3.25in" svg:height="0.50174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6" presentation:style-name="a425" draw:name="Date Placeholder 2" svg:x="4.24826in" svg:y="0in" svg:width="3.25in" svg:height="0.50174in" presentation:class="date-time" presentation:placeholder="false">
          <draw:text-box>
            <text:p text:style-name="a424" text:class-names="" text:cond-style-name=""><text:span text:style-name="a421" text:class-names=""><text:date text:fixed="false" style:data-style-name="a422">7/29/2017</text:date></text:span><text:span text:style-name="a42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6" draw:name="Slide Image Placeholder 3">
          <svg:title/>
          <svg:desc/>
        </draw:page-thumbnail>
        <draw:frame draw:id="id8" presentation:style-name="a441" draw:name="Notes Placeholder 4" svg:x="0.75in" svg:y="4.8125in" svg:width="6in" svg:height="3.9375in" presentation:class="notes" presentation:placeholder="false">
          <draw:text-box>
            <text:p text:style-name="a428" text:class-names="" text:cond-style-name=""><text:span text:style-name="a427" text:class-names="">Click to edit Master text styles</text:span></text:p>
            <text:list text:style-name="a431">
              <text:list-item>
                <text:list text:style-name="a431">
                  <text:list-item>
                    <text:p text:style-name="a430" text:class-names="" text:cond-style-name=""><text:span text:style-name="a429" text:class-names="">Second level</text:span></text:p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p text:style-name="a433" text:class-names="" text:cond-style-name=""><text:span text:style-name="a4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p text:style-name="a436" text:class-names="" text:cond-style-name=""><text:span text:style-name="a4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list text:style-name="a440">
                              <text:list-item>
                                <text:p text:style-name="a439" text:class-names="" text:cond-style-name=""><text:span text:style-name="a43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4" draw:name="Footer Placeholder 5" svg:x="0in" svg:y="9.49826in" svg:width="3.25in" svg:height="0.50174in" presentation:class="foot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0" presentation:style-name="a448" draw:name="Slide Number Placeholder 6" svg:x="4.24826in" svg:y="9.49826in" svg:width="3.25in" svg:height="0.50174in" presentation:class="page-number" presentation:placeholder="false">
          <draw:text-box>
            <text:p text:style-name="a447" text:class-names="" text:cond-style-name=""><text:span text:style-name="a445" text:class-names=""><text:page-number style:num-format="1" text:fixed="false">‹#›</text:page-number></text:span><text:span text:style-name="a446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50">
      <draw:frame draw:id="id45" presentation:style-name="a455" draw:name="Date Placeholder 1" svg:x="0.91667in" svg:y="6.95139in" svg:width="3in" svg:height="0.39931in" presentation:class="date-time" presentation:placeholder="false">
        <draw:text-box>
          <text:p text:style-name="a454" text:class-names="" text:cond-style-name=""><text:span text:style-name="a451" text:class-names=""><text:date text:fixed="false" style:data-style-name="a452">7/29/2017</text:date></text:span><text:span text:style-name="a453" text:class-names=""/></text:p>
        </draw:text-box>
        <svg:title/>
        <svg:desc/>
      </draw:frame>
      <draw:frame draw:id="id46" presentation:style-name="a458" draw:name="Footer Placeholder 2" svg:x="4.41667in" svg:y="6.95139in" svg:width="4.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47" presentation:style-name="a462" draw:name="Slide Number Placeholder 3" svg:x="9.41667in" svg:y="6.95139in" svg:width="3in" svg:height="0.39931in" presentation:class="page-number" presentation:placeholder="false">
        <draw:text-box>
          <text:p text:style-name="a461" text:class-names="" text:cond-style-name=""><text:span text:style-name="a459" text:class-names=""><text:page-number style:num-format="1" text:fixed="false">‹#›</text:page-number></text:span><text:span text:style-name="a460" text:class-names=""/></text:p>
        </draw:text-box>
        <svg:title/>
        <svg:desc/>
      </draw:frame>
      <presentation:notes style:page-layout-name="pageLayout2" draw:style-name="a494">
        <draw:frame draw:id="id5" presentation:style-name="a465" draw:name="Header Placeholder 1" svg:x="0in" svg:y="0in" svg:width="3.25in" svg:height="0.50174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6" presentation:style-name="a470" draw:name="Date Placeholder 2" svg:x="4.24826in" svg:y="0in" svg:width="3.25in" svg:height="0.50174in" presentation:class="date-time" presentation:placeholder="false">
          <draw:text-box>
            <text:p text:style-name="a469" text:class-names="" text:cond-style-name=""><text:span text:style-name="a466" text:class-names=""><text:date text:fixed="false" style:data-style-name="a467">7/29/2017</text:date></text:span><text:span text:style-name="a46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1" draw:name="Slide Image Placeholder 3">
          <svg:title/>
          <svg:desc/>
        </draw:page-thumbnail>
        <draw:frame draw:id="id8" presentation:style-name="a486" draw:name="Notes Placeholder 4" svg:x="0.75in" svg:y="4.8125in" svg:width="6in" svg:height="3.9375in" presentation:class="notes" presentation:placeholder="false">
          <draw:text-box>
            <text:p text:style-name="a473" text:class-names="" text:cond-style-name=""><text:span text:style-name="a472" text:class-names="">Click to edit Master text styles</text:span></text:p>
            <text:list text:style-name="a476">
              <text:list-item>
                <text:list text:style-name="a476">
                  <text:list-item>
                    <text:p text:style-name="a475" text:class-names="" text:cond-style-name=""><text:span text:style-name="a474" text:class-names="">Second level</text:span></text:p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p text:style-name="a478" text:class-names="" text:cond-style-name=""><text:span text:style-name="a4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p text:style-name="a481" text:class-names="" text:cond-style-name=""><text:span text:style-name="a4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list text:style-name="a485">
                          <text:list-item>
                            <text:list text:style-name="a485">
                              <text:list-item>
                                <text:p text:style-name="a484" text:class-names="" text:cond-style-name=""><text:span text:style-name="a4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9" draw:name="Footer Placeholder 5" svg:x="0in" svg:y="9.49826in" svg:width="3.25in" svg:height="0.50174in" presentation:class="foot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0" presentation:style-name="a493" draw:name="Slide Number Placeholder 6" svg:x="4.24826in" svg:y="9.49826in" svg:width="3.25in" svg:height="0.50174in" presentation:class="page-number" presentation:placeholder="false">
          <draw:text-box>
            <text:p text:style-name="a492" text:class-names="" text:cond-style-name=""><text:span text:style-name="a490" text:class-names=""><text:page-number style:num-format="1" text:fixed="false">‹#›</text:page-number></text:span><text:span text:style-name="a491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5">
      <draw:frame draw:id="id48" presentation:style-name="a498" draw:name="Title 1" svg:x="0.9184in" svg:y="0.5in" svg:width="4.30035in" svg:height="1.75in" presentation:class="title" presentation:placeholder="false">
        <draw:text-box>
          <text:p text:style-name="a497" text:class-names="" text:cond-style-name=""><text:span text:style-name="a496" text:class-names="">Click to edit Master title style</text:span></text:p>
        </draw:text-box>
        <svg:title/>
        <svg:desc/>
      </draw:frame>
      <draw:frame draw:id="id49" presentation:style-name="a514" draw:name="Content Placeholder 2" svg:x="5.6684in" svg:y="1.07986in" svg:width="6.75in" svg:height="5.32986in" presentation:class="object" presentation:placeholder="false">
        <draw:text-box>
          <text:list text:style-name="a501">
            <text:list-item>
              <text:p text:style-name="a500" text:class-names="" text:cond-style-name=""><text:span text:style-name="a499" text:class-names="">Click to edit Master text styles</text:span></text:p>
            </text:list-item>
          </text:list>
          <text:list text:style-name="a504">
            <text:list-item>
              <text:list text:style-name="a504">
                <text:list-item>
                  <text:p text:style-name="a503" text:class-names="" text:cond-style-name=""><text:span text:style-name="a502" text:class-names="">Second level</text:span></text:p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p text:style-name="a506" text:class-names="" text:cond-style-name=""><text:span text:style-name="a505" text:class-names="">Third level</text:span></text:p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p text:style-name="a509" text:class-names="" text:cond-style-name=""><text:span text:style-name="a5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518" draw:name="Text Placeholder 3" svg:x="0.9184in" svg:y="2.25in" svg:width="4.30035in" svg:height="4.1684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Click to edit Master text styles</text:span></text:p>
            </text:list-item>
          </text:list>
        </draw:text-box>
        <svg:title/>
        <svg:desc/>
      </draw:frame>
      <draw:frame draw:id="id51" presentation:style-name="a523" draw:name="Date Placeholder 4" svg:x="0.91667in" svg:y="6.95139in" svg:width="3in" svg:height="0.39931in" presentation:class="date-time" presentation:placeholder="false">
        <draw:text-box>
          <text:p text:style-name="a522" text:class-names="" text:cond-style-name=""><text:span text:style-name="a519" text:class-names=""><text:date text:fixed="false" style:data-style-name="a520">7/29/2017</text:date></text:span><text:span text:style-name="a521" text:class-names=""/></text:p>
        </draw:text-box>
        <svg:title/>
        <svg:desc/>
      </draw:frame>
      <draw:frame draw:id="id52" presentation:style-name="a526" draw:name="Footer Placeholder 5" svg:x="4.41667in" svg:y="6.95139in" svg:width="4.5in" svg:height="0.39931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53" presentation:style-name="a530" draw:name="Slide Number Placeholder 6" svg:x="9.41667in" svg:y="6.95139in" svg:width="3in" svg:height="0.39931in" presentation:class="page-number" presentation:placeholder="false">
        <draw:text-box>
          <text:p text:style-name="a529" text:class-names="" text:cond-style-name=""><text:span text:style-name="a527" text:class-names=""><text:page-number style:num-format="1" text:fixed="false">‹#›</text:page-number></text:span><text:span text:style-name="a528" text:class-names=""/></text:p>
        </draw:text-box>
        <svg:title/>
        <svg:desc/>
      </draw:frame>
      <presentation:notes style:page-layout-name="pageLayout2" draw:style-name="a562">
        <draw:frame draw:id="id5" presentation:style-name="a533" draw:name="Header Placeholder 1" svg:x="0in" svg:y="0in" svg:width="3.25in" svg:height="0.50174in" presentation:class="header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6" presentation:style-name="a538" draw:name="Date Placeholder 2" svg:x="4.24826in" svg:y="0in" svg:width="3.25in" svg:height="0.50174in" presentation:class="date-time" presentation:placeholder="false">
          <draw:text-box>
            <text:p text:style-name="a537" text:class-names="" text:cond-style-name=""><text:span text:style-name="a534" text:class-names=""><text:date text:fixed="false" style:data-style-name="a535">7/29/2017</text:date></text:span><text:span text:style-name="a53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9" draw:name="Slide Image Placeholder 3">
          <svg:title/>
          <svg:desc/>
        </draw:page-thumbnail>
        <draw:frame draw:id="id8" presentation:style-name="a554" draw:name="Notes Placeholder 4" svg:x="0.75in" svg:y="4.8125in" svg:width="6in" svg:height="3.9375in" presentation:class="notes" presentation:placeholder="false">
          <draw:text-box>
            <text:p text:style-name="a541" text:class-names="" text:cond-style-name=""><text:span text:style-name="a540" text:class-names="">Click to edit Master text styles</text:span></text:p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42" text:class-names="">Second level</text:span></text:p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p text:style-name="a546" text:class-names="" text:cond-style-name=""><text:span text:style-name="a5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p text:style-name="a549" text:class-names="" text:cond-style-name=""><text:span text:style-name="a5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list text:style-name="a553">
                              <text:list-item>
                                <text:p text:style-name="a552" text:class-names="" text:cond-style-name=""><text:span text:style-name="a5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7" draw:name="Footer Placeholder 5" svg:x="0in" svg:y="9.49826in" svg:width="3.25in" svg:height="0.50174in" presentation:class="foot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10" presentation:style-name="a561" draw:name="Slide Number Placeholder 6" svg:x="4.24826in" svg:y="9.49826in" svg:width="3.25in" svg:height="0.50174in" presentation:class="page-number" presentation:placeholder="false">
          <draw:text-box>
            <text:p text:style-name="a560" text:class-names="" text:cond-style-name=""><text:span text:style-name="a558" text:class-names=""><text:page-number style:num-format="1" text:fixed="false">‹#›</text:page-number></text:span><text:span text:style-name="a559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3">
      <draw:frame draw:id="id54" presentation:style-name="a566" draw:name="Title 1" svg:x="0.9184in" svg:y="0.5in" svg:width="4.30035in" svg:height="1.75in" presentation:class="title" presentation:placeholder="false">
        <draw:text-box>
          <text:p text:style-name="a565" text:class-names="" text:cond-style-name=""><text:span text:style-name="a564" text:class-names="">Click to edit Master title style</text:span></text:p>
        </draw:text-box>
        <svg:title/>
        <svg:desc/>
      </draw:frame>
      <draw:frame draw:id="id55" presentation:style-name="a569" draw:name="Picture Placeholder 2" svg:x="5.6684in" svg:y="1.07986in" svg:width="6.75in" svg:height="5.32986in" presentation:class="graphic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56" presentation:style-name="a573" draw:name="Text Placeholder 3" svg:x="0.9184in" svg:y="2.25in" svg:width="4.30035in" svg:height="4.1684in" presentation:class="outline" presentation:placeholder="false">
        <draw:text-box>
          <text:list text:style-name="a572">
            <text:list-item>
              <text:p text:style-name="a571" text:class-names="" text:cond-style-name=""><text:span text:style-name="a570" text:class-names="">Click to edit Master text styles</text:span></text:p>
            </text:list-item>
          </text:list>
        </draw:text-box>
        <svg:title/>
        <svg:desc/>
      </draw:frame>
      <draw:frame draw:id="id57" presentation:style-name="a578" draw:name="Date Placeholder 4" svg:x="0.91667in" svg:y="6.95139in" svg:width="3in" svg:height="0.39931in" presentation:class="date-time" presentation:placeholder="false">
        <draw:text-box>
          <text:p text:style-name="a577" text:class-names="" text:cond-style-name=""><text:span text:style-name="a574" text:class-names=""><text:date text:fixed="false" style:data-style-name="a575">7/29/2017</text:date></text:span><text:span text:style-name="a576" text:class-names=""/></text:p>
        </draw:text-box>
        <svg:title/>
        <svg:desc/>
      </draw:frame>
      <draw:frame draw:id="id58" presentation:style-name="a581" draw:name="Footer Placeholder 5" svg:x="4.41667in" svg:y="6.95139in" svg:width="4.5in" svg:height="0.39931in" presentation:class="footer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59" presentation:style-name="a585" draw:name="Slide Number Placeholder 6" svg:x="9.41667in" svg:y="6.95139in" svg:width="3in" svg:height="0.39931in" presentation:class="page-number" presentation:placeholder="false">
        <draw:text-box>
          <text:p text:style-name="a584" text:class-names="" text:cond-style-name=""><text:span text:style-name="a582" text:class-names=""><text:page-number style:num-format="1" text:fixed="false">‹#›</text:page-number></text:span><text:span text:style-name="a583" text:class-names=""/></text:p>
        </draw:text-box>
        <svg:title/>
        <svg:desc/>
      </draw:frame>
      <presentation:notes style:page-layout-name="pageLayout2" draw:style-name="a617">
        <draw:frame draw:id="id5" presentation:style-name="a588" draw:name="Header Placeholder 1" svg:x="0in" svg:y="0in" svg:width="3.25in" svg:height="0.50174in" presentation:class="head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6" presentation:style-name="a593" draw:name="Date Placeholder 2" svg:x="4.24826in" svg:y="0in" svg:width="3.25in" svg:height="0.50174in" presentation:class="date-time" presentation:placeholder="false">
          <draw:text-box>
            <text:p text:style-name="a592" text:class-names="" text:cond-style-name=""><text:span text:style-name="a589" text:class-names=""><text:date text:fixed="false" style:data-style-name="a590">7/29/2017</text:date></text:span><text:span text:style-name="a59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4" draw:name="Slide Image Placeholder 3">
          <svg:title/>
          <svg:desc/>
        </draw:page-thumbnail>
        <draw:frame draw:id="id8" presentation:style-name="a609" draw:name="Notes Placeholder 4" svg:x="0.75in" svg:y="4.8125in" svg:width="6in" svg:height="3.9375in" presentation:class="notes" presentation:placeholder="false">
          <draw:text-box>
            <text:p text:style-name="a596" text:class-names="" text:cond-style-name=""><text:span text:style-name="a595" text:class-names="">Click to edit Master text styles</text:span></text:p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97" text:class-names="">Second level</text:span></text:p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p text:style-name="a601" text:class-names="" text:cond-style-name=""><text:span text:style-name="a6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p text:style-name="a604" text:class-names="" text:cond-style-name=""><text:span text:style-name="a6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list text:style-name="a608">
                              <text:list-item>
                                <text:p text:style-name="a607" text:class-names="" text:cond-style-name=""><text:span text:style-name="a6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2" draw:name="Footer Placeholder 5" svg:x="0in" svg:y="9.49826in" svg:width="3.25in" svg:height="0.50174in" presentation:class="foot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10" presentation:style-name="a616" draw:name="Slide Number Placeholder 6" svg:x="4.24826in" svg:y="9.49826in" svg:width="3.25in" svg:height="0.50174in" presentation:class="page-number" presentation:placeholder="false">
          <draw:text-box>
            <text:p text:style-name="a615" text:class-names="" text:cond-style-name=""><text:span text:style-name="a613" text:class-names=""><text:page-number style:num-format="1" text:fixed="false">‹#›</text:page-number></text:span><text:span text:style-name="a614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18">
      <draw:frame draw:id="id60" presentation:style-name="a621" draw:name="Title 1" svg:x="0.91667in" svg:y="0.39931in" svg:width="11.5in" svg:height="1.44965in" presentation:class="title" presentation:placeholder="false">
        <draw:text-box>
          <text:p text:style-name="a620" text:class-names="" text:cond-style-name=""><text:span text:style-name="a619" text:class-names="">Click to edit Master title style</text:span></text:p>
        </draw:text-box>
        <svg:title/>
        <svg:desc/>
      </draw:frame>
      <draw:frame draw:id="id61" presentation:style-name="a637" draw:name="Vertical Text Placeholder 2" svg:x="0.91667in" svg:y="1.99653in" svg:width="11.5in" svg:height="4.75868in" presentation:class="outline" presentation:placeholder="false">
        <draw:text-box>
          <text:list text:style-name="a624">
            <text:list-item>
              <text:p text:style-name="a623" text:class-names="" text:cond-style-name=""><text:span text:style-name="a622" text:class-names="">Click to edit Master text styles</text:span></text:p>
            </text:list-item>
          </text:list>
          <text:list text:style-name="a627">
            <text:list-item>
              <text:list text:style-name="a627">
                <text:list-item>
                  <text:p text:style-name="a626" text:class-names="" text:cond-style-name=""><text:span text:style-name="a625" text:class-names="">Second level</text:span></text:p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p text:style-name="a629" text:class-names="" text:cond-style-name=""><text:span text:style-name="a628" text:class-names="">Third level</text:span></text:p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p text:style-name="a632" text:class-names="" text:cond-style-name=""><text:span text:style-name="a6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list text:style-name="a636">
                        <text:list-item>
                          <text:list text:style-name="a636">
                            <text:list-item>
                              <text:p text:style-name="a635" text:class-names="" text:cond-style-name=""><text:span text:style-name="a6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642" draw:name="Date Placeholder 3" svg:x="0.91667in" svg:y="6.95139in" svg:width="3in" svg:height="0.39931in" presentation:class="date-time" presentation:placeholder="false">
        <draw:text-box>
          <text:p text:style-name="a641" text:class-names="" text:cond-style-name=""><text:span text:style-name="a638" text:class-names=""><text:date text:fixed="false" style:data-style-name="a639">7/29/2017</text:date></text:span><text:span text:style-name="a640" text:class-names=""/></text:p>
        </draw:text-box>
        <svg:title/>
        <svg:desc/>
      </draw:frame>
      <draw:frame draw:id="id63" presentation:style-name="a645" draw:name="Footer Placeholder 4" svg:x="4.41667in" svg:y="6.95139in" svg:width="4.5in" svg:height="0.39931in" presentation:class="footer" presentation:placeholder="false">
        <draw:text-box>
          <text:p text:style-name="a644" text:class-names="" text:cond-style-name=""><text:span text:style-name="a643" text:class-names=""/></text:p>
        </draw:text-box>
        <svg:title/>
        <svg:desc/>
      </draw:frame>
      <draw:frame draw:id="id64" presentation:style-name="a649" draw:name="Slide Number Placeholder 5" svg:x="9.41667in" svg:y="6.95139in" svg:width="3in" svg:height="0.39931in" presentation:class="page-number" presentation:placeholder="false">
        <draw:text-box>
          <text:p text:style-name="a648" text:class-names="" text:cond-style-name=""><text:span text:style-name="a646" text:class-names=""><text:page-number style:num-format="1" text:fixed="false">‹#›</text:page-number></text:span><text:span text:style-name="a647" text:class-names=""/></text:p>
        </draw:text-box>
        <svg:title/>
        <svg:desc/>
      </draw:frame>
      <presentation:notes style:page-layout-name="pageLayout2" draw:style-name="a681">
        <draw:frame draw:id="id5" presentation:style-name="a652" draw:name="Header Placeholder 1" svg:x="0in" svg:y="0in" svg:width="3.25in" svg:height="0.50174in" presentation:class="head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6" presentation:style-name="a657" draw:name="Date Placeholder 2" svg:x="4.24826in" svg:y="0in" svg:width="3.25in" svg:height="0.50174in" presentation:class="date-time" presentation:placeholder="false">
          <draw:text-box>
            <text:p text:style-name="a656" text:class-names="" text:cond-style-name=""><text:span text:style-name="a653" text:class-names=""><text:date text:fixed="false" style:data-style-name="a654">7/29/2017</text:date></text:span><text:span text:style-name="a6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8" draw:name="Slide Image Placeholder 3">
          <svg:title/>
          <svg:desc/>
        </draw:page-thumbnail>
        <draw:frame draw:id="id8" presentation:style-name="a673" draw:name="Notes Placeholder 4" svg:x="0.75in" svg:y="4.8125in" svg:width="6in" svg:height="3.9375in" presentation:class="notes" presentation:placeholder="false">
          <draw:text-box>
            <text:p text:style-name="a660" text:class-names="" text:cond-style-name=""><text:span text:style-name="a659" text:class-names="">Click to edit Master text styles</text:span></text:p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>Second level</text:span></text:p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p text:style-name="a665" text:class-names="" text:cond-style-name=""><text:span text:style-name="a6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p text:style-name="a668" text:class-names="" text:cond-style-name=""><text:span text:style-name="a6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list text:style-name="a672">
                          <text:list-item>
                            <text:list text:style-name="a672">
                              <text:list-item>
                                <text:p text:style-name="a671" text:class-names="" text:cond-style-name=""><text:span text:style-name="a6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6" draw:name="Footer Placeholder 5" svg:x="0in" svg:y="9.49826in" svg:width="3.25in" svg:height="0.50174in" presentation:class="foot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10" presentation:style-name="a680" draw:name="Slide Number Placeholder 6" svg:x="4.24826in" svg:y="9.49826in" svg:width="3.25in" svg:height="0.50174in" presentation:class="page-number" presentation:placeholder="false">
          <draw:text-box>
            <text:p text:style-name="a679" text:class-names="" text:cond-style-name=""><text:span text:style-name="a677" text:class-names=""><text:page-number style:num-format="1" text:fixed="false">‹#›</text:page-number></text:span><text:span text:style-name="a678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2">
      <draw:frame draw:id="id65" presentation:style-name="a685" draw:name="Vertical Title 1" svg:x="9.54167in" svg:y="0.39931in" svg:width="2.875in" svg:height="6.3559in" presentation:class="title" presentation:placeholder="false">
        <draw:text-box>
          <text:p text:style-name="a684" text:class-names="" text:cond-style-name=""><text:span text:style-name="a683" text:class-names="">Click to edit Master title style</text:span></text:p>
        </draw:text-box>
        <svg:title/>
        <svg:desc/>
      </draw:frame>
      <draw:frame draw:id="id66" presentation:style-name="a701" draw:name="Vertical Text Placeholder 2" svg:x="0.91667in" svg:y="0.39931in" svg:width="8.45833in" svg:height="6.3559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Click to edit Master text styles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Second level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Third level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list text:style-name="a700">
                        <text:list-item>
                          <text:list text:style-name="a700">
                            <text:list-item>
                              <text:p text:style-name="a699" text:class-names="" text:cond-style-name=""><text:span text:style-name="a6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706" draw:name="Date Placeholder 3" svg:x="0.91667in" svg:y="6.95139in" svg:width="3in" svg:height="0.39931in" presentation:class="date-time" presentation:placeholder="false">
        <draw:text-box>
          <text:p text:style-name="a705" text:class-names="" text:cond-style-name=""><text:span text:style-name="a702" text:class-names=""><text:date text:fixed="false" style:data-style-name="a703">7/29/2017</text:date></text:span><text:span text:style-name="a704" text:class-names=""/></text:p>
        </draw:text-box>
        <svg:title/>
        <svg:desc/>
      </draw:frame>
      <draw:frame draw:id="id68" presentation:style-name="a709" draw:name="Footer Placeholder 4" svg:x="4.41667in" svg:y="6.95139in" svg:width="4.5in" svg:height="0.39931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69" presentation:style-name="a713" draw:name="Slide Number Placeholder 5" svg:x="9.41667in" svg:y="6.95139in" svg:width="3in" svg:height="0.39931in" presentation:class="page-number" presentation:placeholder="false">
        <draw:text-box>
          <text:p text:style-name="a712" text:class-names="" text:cond-style-name=""><text:span text:style-name="a710" text:class-names=""><text:page-number style:num-format="1" text:fixed="false">‹#›</text:page-number></text:span><text:span text:style-name="a711" text:class-names=""/></text:p>
        </draw:text-box>
        <svg:title/>
        <svg:desc/>
      </draw:frame>
      <presentation:notes style:page-layout-name="pageLayout2" draw:style-name="a745">
        <draw:frame draw:id="id5" presentation:style-name="a716" draw:name="Header Placeholder 1" svg:x="0in" svg:y="0in" svg:width="3.25in" svg:height="0.50174in" presentation:class="head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6" presentation:style-name="a721" draw:name="Date Placeholder 2" svg:x="4.24826in" svg:y="0in" svg:width="3.25in" svg:height="0.50174in" presentation:class="date-time" presentation:placeholder="false">
          <draw:text-box>
            <text:p text:style-name="a720" text:class-names="" text:cond-style-name=""><text:span text:style-name="a717" text:class-names=""><text:date text:fixed="false" style:data-style-name="a718">7/29/2017</text:date></text:span><text:span text:style-name="a71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2" draw:name="Slide Image Placeholder 3">
          <svg:title/>
          <svg:desc/>
        </draw:page-thumbnail>
        <draw:frame draw:id="id8" presentation:style-name="a737" draw:name="Notes Placeholder 4" svg:x="0.75in" svg:y="4.8125in" svg:width="6in" svg:height="3.9375in" presentation:class="notes" presentation:placeholder="false">
          <draw:text-box>
            <text:p text:style-name="a724" text:class-names="" text:cond-style-name=""><text:span text:style-name="a723" text:class-names="">Click to edit Master text styles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econd level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0" draw:name="Footer Placeholder 5" svg:x="0in" svg:y="9.49826in" svg:width="3.25in" svg:height="0.50174in" presentation:class="foot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10" presentation:style-name="a744" draw:name="Slide Number Placeholder 6" svg:x="4.24826in" svg:y="9.49826in" svg:width="3.25in" svg:height="0.50174in" presentation:class="page-number" presentation:placeholder="false">
          <draw:text-box>
            <text:p text:style-name="a743" text:class-names="" text:cond-style-name=""><text:span text:style-name="a741" text:class-names=""><text:page-number style:num-format="1" text:fixed="false">‹#›</text:page-number></text:span><text:span text:style-name="a74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tting up your  ML application</dc:title>
    <meta:initial-creator>Younes Bensouda Mourri</meta:initial-creator>
    <dc:creator>Shaun Van Der Westhuizen</dc:creator>
    <meta:creation-date>2017-07-10T20:19:53Z</meta:creation-date>
    <dc:date>2018-07-19T13:45:18Z</dc:date>
    <meta:editing-cycles>134</meta:editing-cycles>
    <meta:editing-duration>PT247925S</meta:editing-duration>
    <meta:document-statistic meta:paragraph-count="17" meta:word-count="29"/>
  </office:meta>
</office:document-meta>
</file>